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DAOConnectionImpl.bpelEventTimelineQuery( InstanceFilter ifilter , BpelEventFilter 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createMessageExchange( String mexId , char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DAOConnectionImpl.getInstance(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DAOConnectionImpl.bpelEventQuery( InstanceFilter ifilter , BpelEventFilter 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dateFilter( String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DAOConnectionImpl.getMessageExchange( String me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DAOConnectionImpl.getScope( Long sii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releaseMessageExchange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DAOConnectionImpl.BPELDAOConnectionImpl( EntityManager 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createProcess( QName pid , QName type , String guid ,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DAOConnection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instanceQuery( InstanceFilter criteria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BPELDAOConnectionImpl.get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insertBpelEvent( BpelEvent event , ProcessDAO process , ProcessInstanceDAO instan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PELDAOConnectionImpl.getProcess( QName process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DAOConnectionImpl.instanceQuery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setEntityManger( EntityManager 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